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style:font-size-asian="10.5pt" style:font-size-complex="12pt"/>
    </style:style>
    <style:style style:name="P2" style:family="paragraph" style:parent-style-name="Standard">
      <style:text-properties fo:font-size="22pt" fo:font-weight="bold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atio, osa 2</text:p>
      <text:p text:style-name="P2"/>
      <text:p text:style-name="P2"><text:span text:style-name="T1">Javadoc</text:span></text:p>
      <text:p text:style-name="P2"><text:span text:style-name="T1"/></text:p>
      <text:p text:style-name="P3"><text:span text:style-name="T1">Luokkakaavio </text:span></text:p>
      <text:p text:style-name="P3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Main.java</text:p>
          </table:table-cell>
          <table:table-cell table:style-name="Table1.B1" office:value-type="string">
            <text:p text:style-name="P1">Kayttoliittym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ublic static void main()</text:p>
            <text:p text:style-name="P1">kaynnista()</text:p>
          </table:table-cell>
          <table:table-cell table:style-name="Table1.B2" office:value-type="string">
            <text:p text:style-name="P1">public Kayttoliittyma()</text:p>
            <text:p text:style-name="P1">kirjauduSisaan()</text:p>
            <text:p text:style-name="P1">onkoSalasanaOikein()</text:p>
            <text:p text:style-name="P1"/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Jarjestelma</text:p>
          </table:table-cell>
          <table:table-cell table:style-name="Table2.B1" office:value-type="string">
            <text:p text:style-name="P1">Jarvi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String nimi</text:p>
            <text:p text:style-name="P1">int vesitase</text:p>
          </table:table-cell>
        </table:table-row>
        <table:table-row>
          <table:table-cell table:style-name="Table2.A2" office:value-type="string">
            <text:p text:style-name="P1">public Jarjestelma()</text:p>
            <text:p text:style-name="P1"><text:bookmark-start text:name="__DdeLink__211_1408733996"/>k<text:bookmark-end text:name="__DdeLink__211_1408733996"/>ysyNimi()</text:p>
            <text:p text:style-name="P1">onkoNimiJarjestelmassa()</text:p>
            <text:p text:style-name="P1">laskeJarvenVesitase()</text:p>
            <text:p text:style-name="P1">palautaListaJarvista()</text:p>
          </table:table-cell>
          <table:table-cell table:style-name="Table2.B2" office:value-type="string">
            <text:p text:style-name="P1">public Jarvi()</text:p>
            <text:p text:style-name="P1">lisaaVetta()</text:p>
            <text:p text:style-name="P1">vahennaVetta()</text:p>
            <text:p text:style-name="P1">getNimi()</text:p>
            <text:p text:style-name="P1">getTase()</text:p>
            <text:p text:style-name="P1">ToString()</text:p>
          </table:table-cell>
        </table:table-row>
      </table:table>
      <text:p text:style-name="P3"><text:span text:style-name="T1"/></text:p>
      <text:p text:style-name="P3"><text:span text:style-name="T1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">Tietokanta</text:p>
          </table:table-cell>
          <table:table-cell table:style-name="Table3.B1" office:value-type="string">
            <text:p text:style-name="P1">Joki</text:p>
          </table:table-cell>
        </table:table-row>
        <table:table-row>
          <table:table-cell table:style-name="Table3.A2" office:value-type="string">
            <text:p text:style-name="P1">HashMap&lt;Joki, Integer&gt; joet</text:p>
            <text:p text:style-name="P1">HashMap&lt;Jarvi, joet&gt; jarvet</text:p>
          </table:table-cell>
          <table:table-cell table:style-name="Table3.B2" office:value-type="string">
            <text:p text:style-name="P1">String nimi</text:p>
            <text:p text:style-name="P1">int virtaama</text:p>
          </table:table-cell>
        </table:table-row>
        <table:table-row>
          <table:table-cell table:style-name="Table3.A2" office:value-type="string">
            <text:p text:style-name="P1">public Tietokanta()</text:p>
            <text:p text:style-name="P1">haeJarvi()</text:p>
            <text:p text:style-name="P1">haeJoki()</text:p>
            <text:p text:style-name="P1">lisaaJarvi()</text:p>
            <text:p text:style-name="P1">lisaaJoki()</text:p>
            <text:p text:style-name="P1">patoaJoki()</text:p>
            <text:p text:style-name="P1">poistaJarvi()</text:p>
          </table:table-cell>
          <table:table-cell table:style-name="Table3.B2" office:value-type="string">
            <text:p text:style-name="P1">public Joki()</text:p>
            <text:p text:style-name="P1">lisaaVirtausta()</text:p>
            <text:p text:style-name="P1">getNimi()</text:p>
            <text:p text:style-name="P1">getVirtaus()</text:p>
            <text:p text:style-name="P1">toString()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Leponiemi</meta:initial-creator>
    <meta:creation-date>2012-05-18T15:09:55</meta:creation-date>
    <meta:document-statistic meta:table-count="3" meta:image-count="0" meta:object-count="0" meta:page-count="1" meta:paragraph-count="43" meta:word-count="61" meta:character-count="598"/>
    <dc:date>2012-05-18T16:54:33</dc:date>
    <dc:creator>Laura Leponiemi</dc:creator>
    <meta:editing-duration>PT00H20M38S</meta:editing-duration>
    <meta:editing-cycles>1</meta:editing-cycles>
    <meta:generator>OpenOffice.org/3.2$Unix OpenOffice.org_project/320m12$Build-9483</meta:generator>
  </office:meta>
</office:document-meta>
</file>